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6075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e6075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8pt" officeooo:paragraph-rsid="000e6075" style:font-size-asian="8pt"/>
    </style:style>
    <style:style style:name="P4" style:family="paragraph" style:parent-style-name="Standard">
      <style:paragraph-properties fo:line-height="115%" fo:text-align="center" style:justify-single-word="false"/>
      <style:text-properties officeooo:paragraph-rsid="000e6075"/>
    </style:style>
    <style:style style:name="P5" style:family="paragraph" style:parent-style-name="Standard">
      <style:text-properties fo:font-size="10pt" officeooo:paragraph-rsid="000e6075" style:font-size-asian="10pt"/>
    </style:style>
    <style:style style:name="P6" style:family="paragraph" style:parent-style-name="Standard">
      <style:text-properties officeooo:paragraph-rsid="000e6075"/>
    </style:style>
    <style:style style:name="P7" style:family="paragraph" style:parent-style-name="Standard">
      <style:paragraph-properties fo:margin-left="2.6252in" fo:margin-right="0in" fo:text-indent="0in" style:auto-text-indent="false">
        <style:tab-stops>
          <style:tab-stop style:position="2.6252in"/>
        </style:tab-stops>
      </style:paragraph-properties>
      <style:text-properties fo:font-size="14pt" officeooo:paragraph-rsid="000e6075" style:font-size-asian="14pt" style:font-size-complex="14pt"/>
    </style:style>
    <style:style style:name="P8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officeooo:paragraph-rsid="000e6075"/>
    </style:style>
    <style:style style:name="P9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  <style:tab-stop style:position="3.6252in"/>
        </style:tab-stops>
      </style:paragraph-properties>
      <style:text-properties officeooo:paragraph-rsid="000e6075"/>
    </style:style>
    <style:style style:name="P10" style:family="paragraph" style:parent-style-name="Standard">
      <style:paragraph-properties fo:margin-left="2.6264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2.6252in"/>
        </style:tab-stops>
      </style:paragraph-properties>
      <style:text-properties officeooo:paragraph-rsid="000e6075"/>
    </style:style>
    <style:style style:name="P11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4pt" officeooo:paragraph-rsid="000e6075" style:font-size-asian="14pt" style:font-name-complex="Times New Roman1" style:font-size-complex="14pt"/>
    </style:style>
    <style:style style:name="P12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8pt" officeooo:paragraph-rsid="000e6075" style:font-size-asian="8pt" style:font-name-complex="Times New Roman1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officeooo:rsid="000e6075" officeooo:paragraph-rsid="00103708" style:font-size-asian="12.25pt" style:font-size-complex="14pt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officeooo:paragraph-rsid="000e6075"/>
    </style:style>
    <style:style style:name="P15" style:family="paragraph" style:parent-style-name="Text_20_body">
      <style:paragraph-properties fo:line-height="150%"/>
      <style:text-properties style:font-name="Times new roman" fo:font-size="14pt" officeooo:rsid="001a49fe" officeooo:paragraph-rsid="001a49fe" style:font-size-asian="12.25pt" style:font-size-complex="14pt"/>
    </style:style>
    <style:style style:name="P16" style:family="paragraph" style:parent-style-name="Footer">
      <style:paragraph-properties fo:text-align="center" style:justify-single-word="false"/>
      <style:text-properties style:font-name="Times new Roman" fo:font-size="14pt" officeooo:rsid="0012e075" officeooo:paragraph-rsid="0012e075" style:font-size-asian="14pt" style:font-size-complex="14pt"/>
    </style:style>
    <style:style style:name="P17" style:family="paragraph" style:parent-style-name="Header">
      <style:paragraph-properties fo:text-align="end" style:justify-single-word="false"/>
      <style:text-properties officeooo:rsid="0012e075" officeooo:paragraph-rsid="0012e075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6pt" style:text-underline-style="solid" style:text-underline-width="auto" style:text-underline-color="font-color" style:font-size-asian="16pt" style:language-asian="ru" style:country-asian="RU" style:font-size-complex="16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language-asian="ru" style:country-asian="RU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officeooo:rsid="000e6075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9" style:family="text">
      <style:text-properties style:font-name="Times New Roman" fo:font-size="20pt" fo:font-weight="bold" officeooo:rsid="000e6075" style:font-size-asian="20pt" style:font-weight-asian="bold" style:font-name-complex="Times New Roman1" style:font-size-complex="20pt" style:font-weight-complex="bold"/>
    </style:style>
    <style:style style:name="T10" style:family="text">
      <style:text-properties style:font-name="Times New Roman" fo:font-size="10pt" style:font-size-asian="10pt" style:font-name-complex="Times New Roman1" style:font-size-complex="10pt"/>
    </style:style>
    <style:style style:name="T11" style:family="text">
      <style:text-properties fo:font-size="10pt" style:font-size-asian="10pt"/>
    </style:style>
    <style:style style:name="T12" style:family="text">
      <style:text-properties officeooo:rsid="001bde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ЛЬВІВСЬКИЙ НАЦІОНАЛЬНИЙ УНІВЕРСИТЕТ ІМЕНІ ІВАНА ФРАНКА </text:span></text:p>
      <text:p text:style-name="P2"/>
      <text:p text:style-name="P2"/>
      <text:p text:style-name="P1"><text:span text:style-name="T2">Факультет прикладної математики та інформатики</text:span></text:p>
      <text:p text:style-name="P1"><text:span text:style-name="T4">(повне найменування <text:s/>назва факультету)</text:span></text:p>
      <text:p text:style-name="P1"><text:span text:style-name="T4"/></text:p>
      <text:p text:style-name="P1"><text:span text:style-name="T5">Кафедра дискретного аналізу та інтелектуальних систем</text:span></text:p>
      <text:p text:style-name="P1"><text:span text:style-name="T3">(повна назва кафедри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9">ДИПЛОМНА </text:span><text:span text:style-name="T8">РОБОТА</text:span></text:p>
      <text:p text:style-name="P4"><text:span text:style-name="T7"/></text:p>
      <text:p text:style-name="P4"><text:span text:style-name="T7">ЗГОРТКОВІ НЕЙРОННІ МЕРЕЖІ ДЛЯ ЗАДАЧІ КЛАСИФІКАЦІЇ ЗОБРАЖЕНЬ</text:span></text:p>
      <text:p text:style-name="P7"/>
      <text:p text:style-name="P7"/>
      <text:p text:style-name="P7"/>
      <text:p text:style-name="P8"><text:span text:style-name="T7">Студента </text:span><text:span text:style-name="T6">4</text:span><text:span text:style-name="T7"> курсу, групи </text:span><text:span text:style-name="T5"><text:s text:c="2"/><text:tab/>ПМІ-</text:span><text:span text:style-name="T6">4</text:span><text:span text:style-name="T5">3<text:tab/>,</text:span></text:p>
      <text:p text:style-name="P9"><text:span text:style-name="T7">напряму підготовки </text:span><text:span text:style-name="T5"><text:s/><text:tab/><text:tab/>інформатика<text:tab/><text:tab/></text:span></text:p>
      <text:p text:style-name="P8"><text:span text:style-name="T5"><text:s/><text:tab/><text:tab/><text:tab/><text:tab/>Баранова М.В<text:tab/><text:tab/><text:tab/></text:span></text:p>
      <text:p text:style-name="P10"><text:span text:style-name="T10">(прізвище та ініціали)</text:span></text:p>
      <text:p text:style-name="P11"/>
      <text:p text:style-name="P8"><text:span text:style-name="T7">Керівник </text:span><text:span text:style-name="T5"><text:s text:c="2"/><text:tab/><text:tab/><text:tab/> </text:span></text:p>
      <text:p text:style-name="P8"><text:span text:style-name="T5"><text:s text:c="48"/>ас. Квасниця Г. А. <text:s/></text:span></text:p>
      <text:p text:style-name="P10"><text:span text:style-name="T10"><text:s text:c="10"/>(посада, вчене звання, науковий ступінь, прізвище та ініціали)</text:span></text:p>
      <text:p text:style-name="P12"/>
      <text:p text:style-name="P11"/>
      <text:p text:style-name="P8"><text:span text:style-name="T7">Національна шкала ________________ </text:span></text:p>
      <text:p text:style-name="P8"><text:span text:style-name="T7">Кількість балів: __________Оцінка: ECTS _____ </text:span></text:p>
      <text:p text:style-name="P5"/>
      <text:p text:style-name="P6"><text:span text:style-name="T11"><text:s text:c="76"/></text:span></text:p>
      <text:p text:style-name="P5"/>
      <text:p text:style-name="P5"/>
      <text:p text:style-name="P5"/>
      <text:p text:style-name="P5"/>
      <text:p text:style-name="P1"/>
      <text:list xml:id="list1509915694" text:style-name="Outline">
        <text:list-item>
          <text:h text:style-name="P18" text:outline-level="1">вступ</text:h>
        </text:list-item>
      </text:list>
      <text:p text:style-name="P15">Людський зір – один з найпотужніших органів чуттів. Існують різні оцінки кількості інформації, що надходить через органи зору. В середньому більше 80%-90% інформації людина отримує шляхом перевторення енергії електромагнітного випромінювання світлового діапазону <text:span text:style-name="T12">та обробки цих сигналів мозком. За час еволюції зоровий апарт людини досягнув небачених висот: ми здатні розрізняти великі, дрібні предмети, відстані, пложення, взаємне розташування; здатні знаходити подібності та відмінності між предметами, проводити узагальнення лише по одному екземпляру. Варто також відмітити швидкість роботи людського зору: мозок здатен обробляти 11 мільйонів біт сенсорної інформації в секунду, 10 мільйонів з яких припадає на зоровий апарт. Насправді, це не є захмарним числом. Якщо порівняти з кількістю інформації типового сучасного зображення формату FullHD — це лише одне зображення на хвилину! Проте людське око здатне опрацьовувати до 100 “зображень” в секунду, розрізняючи дрібніші деталі, які непомітні на цифрових фотографіях.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1665in" fo:margin-bottom="0.0835in" loext:contextual-spacing="false" style:shadow="non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1665in" fo:margin-bottom="0.0835in" loext:contextual-spacing="false" fo:text-align="center" style:justify-single-word="false" style:page-number="auto"/>
      <style:text-properties fo:text-transform="uppercase" style:font-name="Times new roman1" fo:font-family="'Times new roman'" style:font-style-name="Bold" style:font-family-generic="roman" fo:font-size="14pt" fo:font-weight="bold" style:font-size-asian="130%" style:font-weight-asian="bold" style:font-size-complex="130%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05in" fo:margin-bottom="0in" loext:contextual-spacing="false"/>
      <style:text-properties style:font-name="Times new roman2" fo:font-family="'Times new roman'" style:font-style-name="Regular" style:font-family-generic="roman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in" fo:margin-right="0in" fo:margin-top="0.05in" fo:margin-bottom="0in" loext:contextual-spacing="false" fo:text-indent="0.4902in" style:auto-text-indent="false">
        <style:tab-stops/>
      </style:paragraph-properties>
      <style:text-properties style:font-name="Times new roman2" fo:font-family="'Times new roman'" style:font-style-name="Regular" style:font-family-generic="roman" fo:font-size="14pt" fo:font-weight="normal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e075" officeooo:paragraph-rsid="0012e075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officeooo:rsid="0012e075" officeooo:paragraph-rsid="0012e075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9799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Львів - 2019</text:p>
      </style:foot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3:37:29.046728682</dc:date>
    <meta:editing-duration>PT1H12M3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21" meta:word-count="206" meta:character-count="1753" meta:non-whitespace-character-count="1401"/>
  </office:meta>
</office:document-meta>
</file>